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303cm" svg:height="0.962cm" svg:x="4.7cm" svg:y="4.4cm">
          <draw:text-box>
            <text:p>Particle Energies</text:p>
          </draw:text-box>
        </draw:frame>
        <draw:line draw:style-name="gr2" draw:text-style-name="P1" draw:layer="layout" svg:x1="3.5cm" svg:y1="6.7cm" svg:x2="3.6cm" svg:y2="17.2cm">
          <text:p/>
        </draw:line>
        <draw:line draw:style-name="gr2" draw:text-style-name="P1" draw:layer="layout" svg:x1="14.4cm" svg:y1="17.2cm" svg:x2="3.6cm" svg:y2="17.2cm">
          <text:p/>
        </draw:line>
        <draw:frame draw:style-name="gr1" draw:layer="layout" svg:width="0.853cm" svg:height="0.962cm" svg:x="2.547cm" svg:y="16.1cm">
          <draw:text-box>
            <text:p>0</text:p>
          </draw:text-box>
        </draw:frame>
        <draw:frame draw:style-name="gr1" draw:layer="layout" svg:width="0.853cm" svg:height="0.962cm" svg:x="2.5cm" svg:y="6.7cm">
          <draw:text-box>
            <text:p>1</text:p>
          </draw:text-box>
        </draw:frame>
        <draw:frame draw:style-name="gr1" draw:layer="layout" svg:width="3.715cm" svg:height="0.962cm" draw:transform="rotate (1.5707963267946) translate (2.1cm 14cm)">
          <draw:text-box>
            <text:p>Confidence</text:p>
          </draw:text-box>
        </draw:frame>
        <draw:frame draw:style-name="gr1" draw:layer="layout" svg:width="2.513cm" svg:height="0.962cm" svg:x="6.3cm" svg:y="18.6cm">
          <draw:text-box>
            <text:p>Energy</text:p>
          </draw:text-box>
        </draw:frame>
        <draw:frame draw:style-name="gr1" draw:layer="layout" svg:width="1.209cm" svg:height="0.962cm" svg:x="3.5cm" svg:y="18.2cm">
          <draw:text-box>
            <text:p>40</text:p>
          </draw:text-box>
        </draw:frame>
        <draw:frame draw:style-name="gr1" draw:layer="layout" svg:width="1.56cm" svg:height="0.962cm" svg:x="13.6cm" svg:y="18.3cm">
          <draw:text-box>
            <text:p>500</text:p>
          </draw:text-box>
        </draw:frame>
        <draw:polyline draw:style-name="gr2" draw:text-style-name="P1" draw:layer="layout" svg:width="6.699cm" svg:height="10.199cm" draw:transform="rotate (1.5707963267946) translate (4cm 16.9cm)" svg:viewBox="0 0 6700 10200" draw:points="0,0 5300,1900 6700,5400 1500,8200 2400,9400 700,102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2T17:51:06</meta:creation-date>
    <dc:date>2012-08-12T17:57:03</dc:date>
    <meta:editing-duration>PT5M57S</meta:editing-duration>
    <meta:editing-cycles>1</meta:editing-cycles>
    <meta:document-statistic meta:object-count="10"/>
    <meta:generator>OpenOffice.org/3.4$Unix OpenOffice.org_project/340m1$Build-9590</meta:generator>
  </office:meta>
</office:document-meta>
</file>